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21e488" officeooo:paragraph-rsid="0021e4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ext:p text:style-name="Text_20_body"/>
      <text:p text:style-name="Text_20_body">Elara ve a Aeloria en las grabaciones de los registros y puede comprobar el extraordinario parecido que existe entre ambas.</text:p>
      <text:p text:style-name="Text_20_body"/>
      <text:p text:style-name="Text_20_body">los registros terminan alli, ya que la ciudad fue destruida repentinamente.</text:p>
      <text:p text:style-name="Text_20_body"/>
      <text:p text:style-name="Text_20_body">Elara y Kael todavia no lo saben pero Ha sido el codex quien destruyo la ciudad para evitar que sus conocimientos y poderes magicos fueran utilizados por el mal, personificado por Morgerathus.</text:p>
      <text:p text:style-name="Text_20_body"/>
      <text:p text:style-name="Text_20_body">Cuando el codex comprendio los malvados planes de Morgerathus para apoderarse del mundo</text:p>
      <text:p text:style-name="Text_20_body">envio magicamente a toda la gente buena lejos a las <text:s/>montanas adonde estuvieran a salvo </text:p>
      <text:p text:style-name="Text_20_body">y envio al ejercito del mal y a Morgerathus al centro de la ciudad</text:p>
      <text:p text:style-name="Text_20_body">entonces la ciudad fue destruida junto a todos los malvados</text:p>
      <text:p text:style-name="Text_20_body">y el libro se traslado magicamente a una cueva oculta en la gran montana adonde nadie le encontraria durante siglos.</text:p>
      <text:p text:style-name="Text_20_body"/>
      <text:p text:style-name="Text_20_body">Morgerathus al ver el inicio del cataclismo que destruiria la ciudad se traslado magicamente a su castillo en el bosque lejos de la ciudad, desde donde veria la destruccion de la ciudad manteniendose seguro</text:p>
      <text:p text:style-name="Text_20_body">pero ya sin el libro y sin conocer su paradero</text:p>
      <text:p text:style-name="Text_20_body"/>
      <text:p text:style-name="Text_20_body">Aeloria, el consejo y los rebeldes fueron trasladados magicamente, por el codex Omniscientis, a un lugar seguro en las montanas justo antes de la destruccion de la ciudad.</text:p>
      <text:p text:style-name="Text_20_body"/>
      <text:p text:style-name="Text_20_body">Aeloria volvio a la ciudad despues de la destruccion solo para ver lo que habia ocurrido pero ya no volveria a vivir alli.</text:p>
      <text:p text:style-name="Text_20_body">los sobrevivientes de La población se dispersaron y continuaron sus vidas lejos de alli, formando aldeas en las montanas y bosques de Lluviara.</text:p>
      <text:p text:style-name="Text_20_body"/>
      <text:p text:style-name="Text_20_body"><text:soft-page-break/>Inmediatamente despues de la destruccion de la ciudad, Aeloria comenzo a escribir un diario en donde relataba los detalles de su lucha contra el mal, describiendo estrategias y registrando alli todo el conocimiento que poseia en la batalla contra Morgerathus, con el fin de que sus descendientes tuvieran un manual que les guie en la guerra contra la oscuridad.</text:p>
      <text:p text:style-name="Text_20_body">Aeloria despues de explorar las ruinas de Acquanthis estaba convencida de que Morgerathus continuaba con vida y que volveria.</text:p>
      <text:p text:style-name="Text_20_body">Sospechaba que posiblemente ya no tenia el libro Omniscientis en su poder y que por eso no habia atacado todavia, pero que continuaria buscando el libro hasta encontrarlo.</text:p>
      <text:p text:style-name="Text_20_body">Morgerathus no se daria por vencido e intentaria nuevamente conseguir el poder para apoderarse del mundo.</text:p>
      <text:p text:style-name="Text_20_body"/>
      <text:p text:style-name="Text_20_body"/>
      <text:p text:style-name="Text_20_body"/>
      <text:p text:style-name="Text_20_body">Elara y Kael continuaban recorriendo la cuidad buscando pistas, informacion que aclarase como habia sido destruida la ciudad.</text:p>
      <text:p text:style-name="Text_20_body">Deciden entonces continuar su busqueda de informacion visitando los subterraneos de Acquanthis, el lugar utilizado por los rebeldes como escondite.</text:p>
      <text:p text:style-name="Text_20_body">Acquanthis disponia de una extensa red de cloacas de desague, con grandes salas abovedadas conectadas por amplios canales de agua, una ciudad debajo de la ciudad.</text:p>
      <text:p text:style-name="Text_20_body"/>
      <text:p text:style-name="Text_20_body">Alli encontraran valiosa informacion y pruebas de que Aeloria habia vuelto a la ciudad varias veces despues de la destruccion, entre otras cosas encontraran Tambien alli el diario de Aeloria.</text:p>
      <text:p text:style-name="Text_20_body"/>
      <text:p text:style-name="Text_20_body">Encontraran Tambien alli escritos y grabados que relatan una profesia que pronuncio el sumo sacerdote de Acquanthis.</text:p>
      <text:p text:style-name="Text_20_body">en ella se relata como el sacerdote leyo en las estrellas que un descendiente de Aeloria heredaria todas sus cualidades y que retomaria la lucha contra el mal.</text:p>
      <text:p text:style-name="Text_20_body"/>
      <text:p text:style-name="Text_20_body"/>
      <text:p text:style-name="Horizontal_20_Line"/>
      <text:h text:style-name="Heading_20_1" text:outline-level="1"><text:soft-page-break/><text:span text:style-name="Strong_20_Emphasis">El Legado de la Resistencia</text:span></text:h>
      <text:h text:style-name="Heading_20_3" text:outline-level="3"><text:span text:style-name="Strong_20_Emphasis">1. Hallazgo de los Registros y el Misterio de la Destrucción</text:span></text:h>
      <text:p text:style-name="Text_20_body"/>
      <text:h text:style-name="Heading_20_3" text:outline-level="3"><text:span text:style-name="Strong_20_Emphasis">2. El Código Oculto: La Verdad sobre la Destrucción de Acquanthis</text:span></text:h>
      <text:p text:style-name="Text_20_body">Elara y Kael descendieron a los subterráneos de Acquanthis. Si la resistencia se había refugiado allí, quizá aún quedaran rastros de su historia.</text:p>
      <text:p text:style-name="Text_20_body">La ciudad oculta bajo la ciudad estaba en ruinas. Antiguas salas abovedadas, conectadas por canales de agua, formaban un vasto laberinto subterráneo. A medida que avanzaban, encontraron símbolos grabados en las paredes, frases escritas en una lengua olvidada.</text:p>
      <text:p text:style-name="Text_20_body">Y entonces, en una cámara oculta, lo encontraron.</text:p>
      <text:p text:style-name="Text_20_body">Un diario.</text:p>
      <text:p text:style-name="P1">----------------------------</text:p>
      <text:p text:style-name="Text_20_body"/>
      <text:p text:style-name="Text_20_body">Cubierto de polvo, con las páginas amarillentas por el paso de los siglos. Pero al tocarlo, un resplandor azul recorrió su superficie. Un sello mágico.</text:p>
      <text:p text:style-name="Text_20_body">Solo Elara podía abrirlo.</text:p>
      <text:p text:style-name="Text_20_body">Con un escalofrío, pasó las páginas. Eran las memorias de Aeloria. Sus palabras parecían cobrar vida mientras las leía.</text:p>
      <text:p text:style-name="Text_20_body"><text:span text:style-name="Emphasis">"Cuando comprendimos la magnitud del poder de Morgerathus, ya era tarde. Su magia oscura, alimentada por el conocimiento del Codex Omniscientis, le permitía duplicar su ejército, creando soldados sin alma, sombras de sí mismos. Con cada día que pasaba, su fuerza crecía."</text:span></text:p>
      <text:p text:style-name="Text_20_body"><text:span text:style-name="Emphasis">"Pero el Codex nos escuchó. Comprendió el peligro. Y entonces, tomó su propia decisión."</text:span></text:p>
      <text:p text:style-name="Text_20_body">Elara sintió un escalofrío.</text:p>
      <text:p text:style-name="Text_20_body"><text:span text:style-name="Emphasis">"En el último momento, cuando la medianoche se acercaba y el conjuro de Morgerathus estaba por completarse, el Codex Omniscientis intervino. Evacuó a todos los justos a las montañas. Nos transportó a un lugar seguro, lejos de la ciudad."</text:span></text:p>
      <text:p text:style-name="Text_20_body"><text:span text:style-name="Emphasis">"Y luego, condenó a la ciudad. Selló a los soldados de Morgerathus en su interior. Y en un instante… Acquanthis fue destruida."</text:span></text:p>
      <text:p text:style-name="Text_20_body">Elara dejó caer el libro.</text:p>
      <text:p text:style-name="Text_20_body">—Fue el Codex… —susurró.</text:p>
      <text:p text:style-name="Text_20_body">Kael estaba inmóvil, procesando la revelación.</text:p>
      <text:p text:style-name="Text_20_body">—El Codex destruyó la ciudad para evitar que su poder cayera en manos de Morgerathus.</text:p>
      <text:p text:style-name="Text_20_body"><text:soft-page-break/>—Y después… se ocultó en la Gran Montaña —murmuró Elara—. Esperando a que alguien lo encontrara.</text:p>
      <text:p text:style-name="Text_20_body">Esperando… a mí.</text:p>
      <text:h text:style-name="Heading_20_3" text:outline-level="3"><text:span text:style-name="Strong_20_Emphasis">3. El Legado de Aeloria y la Profecía del Descendiente</text:span></text:h>
      <text:p text:style-name="Text_20_body">Elara siguió leyendo.</text:p>
      <text:p text:style-name="Text_20_body"><text:span text:style-name="Emphasis">"Tras la caída de Acquanthis, entendí que la lucha no había terminado. Morgerathus sobrevivió. Y mientras siga vivo, el peligro persiste. No puedo permitir que el futuro quede a merced de la oscuridad. Dejo este diario para quien venga después. Para aquel que herede mi sangre y mi lucha."</text:span></text:p>
      <text:p text:style-name="Text_20_body"><text:span text:style-name="Emphasis">"Porque vendrá un día en que Morgerathus regresará."</text:span></text:p>
      <text:p text:style-name="Text_20_body"><text:span text:style-name="Emphasis">"Y cuando ese día llegue, mi descendiente deberá estar listo."</text:span></text:p>
      <text:p text:style-name="Text_20_body">Las manos de Elara temblaron.</text:p>
      <text:p text:style-name="Text_20_body">—¿Qué significa esto? —preguntó Kael.</text:p>
      <text:p text:style-name="Text_20_body">Elara levantó la vista, con el corazón latiendo con fuerza.</text:p>
      <text:p text:style-name="Text_20_body">—Soy su descendiente.</text:p>
      <text:p text:style-name="Text_20_body">La verdad cayó sobre ella como un torrente. Su parecido con Aeloria, su instinto de lucha, la conexión con el Codex. No era una coincidencia.</text:p>
      <text:p text:style-name="Text_20_body">Kael se quedó en silencio.</text:p>
      <text:p text:style-name="Text_20_body">—Si la profecía es cierta… significa que Morgerathus sigue buscando el Codex. Y cuando lo encuentre, retomará su plan.</text:p>
      <text:p text:style-name="Text_20_body">Elara apretó los puños.</text:p>
      <text:p text:style-name="Text_20_body">—Entonces, no se lo permitiré.</text:p>
      <text:p text:style-name="Text_20_body">Por primera vez en su vida, entendió su propósito.</text:p>
      <text:p text:style-name="Text_20_body">Ya no era solo una exploradora. Ya no era solo alguien en busca de respuestas.</text:p>
      <text:p text:style-name="Text_20_body">Era la heredera de la resistencia.</text:p>
      <text:p text:style-name="Text_20_body">Y estaba lista para enfrentar su destino.</text:p>
      <text:p text:style-name="Text_20_body"/>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2-23T15:12:43.677000000</meta:creation-date>
    <dc:date>2025-02-23T18:06:58.124000000</dc:date>
    <meta:editing-duration>PT39M57S</meta:editing-duration>
    <meta:editing-cycles>3</meta:editing-cycles>
    <meta:generator>LibreOffice/7.3.5.2$Windows_X86_64 LibreOffice_project/184fe81b8c8c30d8b5082578aee2fed2ea847c01</meta:generator>
    <meta:document-statistic meta:table-count="0" meta:image-count="0" meta:object-count="0" meta:page-count="4" meta:paragraph-count="63" meta:word-count="1030" meta:character-count="6301" meta:non-whitespace-character-count="5333"/>
  </office:meta>
</office:document-meta>
</file>